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omponentListener.componentInitialized( Component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tpComponentListen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Listener.componentUninstall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ComponentListener.componentShutDown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ComponentListener.setContainer( JBI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Listen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Listener.componentStart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ComponentListener.componentStopp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ComponentListener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Listener.componentInstall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